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1.824cm" style:rel-column-width="6793*"/>
    </style:style>
    <style:style style:name="Table2.B" style:family="table-column">
      <style:table-column-properties style:column-width="6.193cm" style:rel-column-width="23067*"/>
    </style:style>
    <style:style style:name="Table2.C" style:family="table-column">
      <style:table-column-properties style:column-width="2.963cm" style:rel-column-width="11037*"/>
    </style:style>
    <style:style style:name="Table2.D" style:family="table-column">
      <style:table-column-properties style:column-width="2.274cm" style:rel-column-width="8468*"/>
    </style:style>
    <style:style style:name="Table2.E" style:family="table-column">
      <style:table-column-properties style:column-width="1.588cm" style:rel-column-width="5912*"/>
    </style:style>
    <style:style style:name="Table2.F" style:family="table-column">
      <style:table-column-properties style:column-width="2.753cm" style:rel-column-width="10258*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.595cm" fo:margin-left="0cm" fo:margin-right="-0.005cm" table:align="margins"/>
    </style:style>
    <style:style style:name="Tabla4.A" style:family="table-column">
      <style:table-column-properties style:column-width="1.824cm" style:rel-column-width="6793*"/>
    </style:style>
    <style:style style:name="Tabla4.B" style:family="table-column">
      <style:table-column-properties style:column-width="6.193cm" style:rel-column-width="23067*"/>
    </style:style>
    <style:style style:name="Tabla4.C" style:family="table-column">
      <style:table-column-properties style:column-width="2.963cm" style:rel-column-width="11037*"/>
    </style:style>
    <style:style style:name="Tabla4.D" style:family="table-column">
      <style:table-column-properties style:column-width="2.274cm" style:rel-column-width="8468*"/>
    </style:style>
    <style:style style:name="Tabla4.E" style:family="table-column">
      <style:table-column-properties style:column-width="1.588cm" style:rel-column-width="5912*"/>
    </style:style>
    <style:style style:name="Tabla4.F" style:family="table-column">
      <style:table-column-properties style:column-width="2.753cm" style:rel-column-width="10258*"/>
    </style:style>
    <style:style style:name="Tabla4.A1" style:family="table-cell">
      <style:table-cell-properties fo:padding="0.097cm" fo:border="none"/>
    </style:style>
    <style:style style:name="Tabla8" style:family="table">
      <style:table-properties style:width="17.595cm" fo:margin-left="0cm" fo:margin-right="-0.005cm" table:align="margins"/>
    </style:style>
    <style:style style:name="Tabla8.A" style:family="table-column">
      <style:table-column-properties style:column-width="17.595cm" style:rel-column-width="65535*"/>
    </style:style>
    <style:style style:name="Tabla8.A1" style:family="table-cell">
      <style:table-cell-properties fo:padding="0.097cm" fo:border="none"/>
    </style:style>
    <style:style style:name="Tabla10" style:family="table">
      <style:table-properties style:width="17.401cm" table:align="margins"/>
    </style:style>
    <style:style style:name="Tabla10.A" style:family="table-column">
      <style:table-column-properties style:column-width="17.401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17.401cm" table:align="margins"/>
    </style:style>
    <style:style style:name="Tabla11.A" style:family="table-column">
      <style:table-column-properties style:column-width="4.35cm" style:rel-column-width="16383*"/>
    </style:style>
    <style:style style:name="Tabla11.D" style:family="table-column">
      <style:table-column-properties style:column-width="4.352cm" style:rel-column-width="16386*"/>
    </style:style>
    <style:style style:name="Tabla11.1" style:family="table-row">
      <style:table-row-properties style:min-row-height="0.609cm"/>
    </style:style>
    <style:style style:name="Tabla11.A1" style:family="table-cell">
      <style:table-cell-properties fo:padding="0.097cm" fo:border="none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445cm"/>
    </style:style>
    <style:style style:name="Tabla5.B" style:family="table-column">
      <style:table-column-properties style:column-width="4.339cm"/>
    </style:style>
    <style:style style:name="Tabla5.C" style:family="table-column">
      <style:table-column-properties style:column-width="4.408cm"/>
    </style:style>
    <style:style style:name="Tabla5.D" style:family="table-column">
      <style:table-column-properties style:column-width="4.403cm"/>
    </style:style>
    <style:style style:name="Tabla5.1" style:family="table-row">
      <style:table-row-properties style:min-row-height="0.873cm"/>
    </style:style>
    <style:style style:name="Tabla5.A1" style:family="table-cell">
      <style:table-cell-properties fo:padding="0.097cm" fo:border="none"/>
    </style:style>
    <style:style style:name="Tabla9" style:family="table">
      <style:table-properties style:width="17.595cm" fo:margin-left="0cm" fo:margin-right="-0.005cm" table:align="margins"/>
    </style:style>
    <style:style style:name="Tabla9.A" style:family="table-column">
      <style:table-column-properties style:column-width="2.858cm" style:rel-column-width="10643*"/>
    </style:style>
    <style:style style:name="Tabla9.B" style:family="table-column">
      <style:table-column-properties style:column-width="14.737cm" style:rel-column-width="54892*"/>
    </style:style>
    <style:style style:name="Tabla9.A1" style:family="table-cell">
      <style:table-cell-properties fo:padding="0.097cm" fo:border="none"/>
    </style:style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2.858cm" style:rel-column-width="10643*"/>
    </style:style>
    <style:style style:name="Tabla1.B" style:family="table-column">
      <style:table-column-properties style:column-width="14.737cm" style:rel-column-width="54892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5cm" fo:margin-left="0cm" fo:margin-right="-0.005cm" table:align="margins"/>
    </style:style>
    <style:style style:name="Tabla2.A" style:family="table-column">
      <style:table-column-properties style:column-width="2.858cm" style:rel-column-width="10643*"/>
    </style:style>
    <style:style style:name="Tabla2.B" style:family="table-column">
      <style:table-column-properties style:column-width="14.737cm" style:rel-column-width="54892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1pt" style:font-size-asian="11pt" style:font-size-complex="11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paragraph-properties fo:text-align="center" style:justify-single-word="false" fo:background-color="#47b8b8">
        <style:background-image/>
      </style:paragraph-properties>
      <style:text-properties fo:color="#ffffff" style:font-name="DejaVu Sans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DejaVu Sans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0000" style:font-name="DejaVu Sans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DejaVu Sans" fo:font-size="10pt" style:font-size-asian="10pt" style:font-size-complex="10pt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LABORATORY REPORT</text:p>
          </table:table-cell>
        </table:table-row>
      </table:table>
      <text:p text:style-name="P4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Name</text:p>
          </table:table-cell>
          <table:table-cell table:style-name="Table2.A1" table:number-columns-spanned="2" office:value-type="string">
            <text:p text:style-name="P2">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3">Patient ID </text:p>
          </table:table-cell>
          <table:table-cell table:style-name="Table2.A1" table:number-columns-spanned="2" office:value-type="string">
            <text:p text:style-name="P1"><text:placeholder text:placeholder-type="text">&lt;test.patient.identification_code&gt;</text:placeholder></text:p>
          </table:table-cell>
          <table:covered-table-cell/>
        </table:table-row>
        <table:table-row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9"><text:placeholder text:placeholder-type="text">&lt;test.date_analysis&gt;</text:placeholder></text:p>
          </table:table-cell>
          <table:table-cell table:style-name="Table2.A1" office:value-type="string">
            <text:p text:style-name="P10">Age</text:p>
          </table:table-cell>
          <table:table-cell table:style-name="Table2.A1" office:value-type="string">
            <text:p text:style-name="P11"><text:placeholder text:placeholder-type="text">&lt;test.patient.age&gt;</text:placeholder></text:p>
          </table:table-cell>
          <table:table-cell table:style-name="Table2.A1" office:value-type="string">
            <text:p text:style-name="P10">Sex</text:p>
          </table:table-cell>
          <table:table-cell table:style-name="Table2.A1" office:value-type="string">
            <text:p text:style-name="P9"><text:placeholder text:placeholder-type="text">&lt;if test="test.patient.sex=='f'"&gt;</text:placeholder></text:p>
            <text:p text:style-name="P9">Female</text:p>
            <text:p text:style-name="P9"><text:placeholder text:placeholder-type="text">&lt;/if&gt;</text:placeholder></text:p>
            <text:p text:style-name="P9"><text:placeholder text:placeholder-type="text">&lt;if test="test.patient.sex=='m'"&gt;</text:placeholder></text:p>
            <text:p text:style-name="P9">Male</text:p>
            <text:p text:style-name="P9"><text:placeholder text:placeholder-type="text">&lt;/if&gt;</text:placeholder></text:p>
          </table:table-cell>
        </table:table-row>
      </table:table>
      <text:p text:style-name="P9"><text:placeholder text:placeholder-type="text">&lt;if test="test.requestor.name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0">Doctor:</text:p>
          </table:table-cell>
          <table:table-cell table:style-name="Tabla4.A1" office:value-type="string">
            <text:p text:style-name="P9"><text:placeholder text:placeholder-type="text">&lt;test.requestor.name.name&gt;</text:placeholder></text:p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9"/>
          </table:table-cell>
        </table:table-row>
      </table:table>
      <text:p text:style-name="P9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2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 table:number-columns-repeated="3"/>
              <table:table-column table:style-name="Tabla11.D"/>
              <table:table-row table:style-name="Tabla11.1">
                <table:table-cell table:style-name="Tabla11.A1" office:value-type="string">
                  <text:p text:style-name="P12">Test Name</text:p>
                </table:table-cell>
                <table:table-cell table:style-name="Tabla11.A1" office:value-type="string">
                  <text:p text:style-name="P12">Result</text:p>
                </table:table-cell>
                <table:table-cell table:style-name="Tabla11.A1" office:value-type="string">
                  <text:p text:style-name="P12">Normal Range</text:p>
                </table:table-cell>
                <table:table-cell table:style-name="Tabla11.A1" office:value-type="string">
                  <text:p text:style-name="P12">Units</text:p>
                </table:table-cell>
              </table:table-row>
            </table:table>
            <text:p text:style-name="P13"/>
          </table:table-cell>
        </table:table-row>
      </table:table>
      <text:p text:style-name="P11"><text:placeholder text:placeholder-type="text">&lt;for each="case in test.critearea"&gt;</text:placeholder></text:p>
      <text:p text:style-name="P11"><text:placeholder text:placeholder-type="text">&lt;if test="case.result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4"><text:placeholder text:placeholder-type="text">&lt;case.name&gt;</text:placeholder></text:p>
          </table:table-cell>
          <table:table-cell table:style-name="Tabla5.A1" office:value-type="string">
            <text:p text:style-name="P17"><text:placeholder text:placeholder-type="text">&lt;choose&gt;</text:placeholder></text:p>
            <text:p text:style-name="P15"><text:placeholder text:placeholder-type="text">&lt;when test="case.result &gt; case.upper_limit"&gt;</text:placeholder></text:p>
            <text:p text:style-name="P17"><text:placeholder text:placeholder-type="text">&lt;case.result&gt;</text:placeholder></text:p>
            <text:p text:style-name="P17"><text:placeholder text:placeholder-type="text">&lt;/when&gt;</text:placeholder></text:p>
            <text:p text:style-name="P15"><text:placeholder text:placeholder-type="text">&lt;when test="case.result &lt; case.lower_limit"&gt;</text:placeholder></text:p>
            <text:p text:style-name="P17"><text:placeholder text:placeholder-type="text">&lt;case.result&gt;</text:placeholder></text:p>
            <text:p text:style-name="P17"><text:placeholder text:placeholder-type="text">&lt;/when&gt;</text:placeholder></text:p>
            <text:p text:style-name="P17"><text:placeholder text:placeholder-type="text">&lt;otherwise test="case.result"&gt;</text:placeholder></text:p>
            <text:p text:style-name="P18"><text:placeholder text:placeholder-type="text">&lt;case.result&gt;</text:placeholder></text:p>
            <text:p text:style-name="P17"><text:placeholder text:placeholder-type="text">&lt;/otherwise&gt;</text:placeholder></text:p>
            <text:p text:style-name="P17"><text:placeholder text:placeholder-type="text">&lt;/choose&gt;</text:placeholder></text:p>
          </table:table-cell>
          <table:table-cell table:style-name="Tabla5.A1" office:value-type="string">
            <text:p text:style-name="P15"><text:placeholder text:placeholder-type="text">&lt;case.normal_range&gt;</text:placeholder></text:p>
          </table:table-cell>
          <table:table-cell table:style-name="Tabla5.A1" office:value-type="string">
            <text:p text:style-name="P15"><text:placeholder text:placeholder-type="text">&lt;case.units.name&gt;</text:placeholder></text:p>
          </table:table-cell>
        </table:table-row>
      </table:table>
      <text:p text:style-name="P11"><text:placeholder text:placeholder-type="text">&lt;/if&gt;</text:placeholder></text:p>
      <text:p text:style-name="P11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"/>
          </table:table-cell>
        </table:table-row>
      </table:table>
      <text:p text:style-name="P9"><text:placeholder text:placeholder-type="text">&lt;if test="test.pathologist.name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Pathologist</text:p>
          </table:table-cell>
          <table:table-cell table:style-name="Tabla1.A1" office:value-type="string">
            <text:p text:style-name="P1"><text:s/><text:placeholder text:placeholder-type="text">&lt;test.pathologist.name.name&gt;</text:placeholder></text:p>
          </table:table-cell>
        </table:table-row>
      </table:table>
      <text:p text:style-name="P9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5"/>
          </table:table-cell>
        </table:table-row>
        <table:table-row>
          <table:table-cell table:style-name="Tabla2.A1" office:value-type="string">
            <text:p text:style-name="P6">Signature</text:p>
          </table:table-cell>
          <table:table-cell table:style-name="Tabla2.A1" office:value-type="string">
            <text:p text:style-name="P5">____________________________</text:p>
          </table:table-cell>
        </table:table-row>
      </table:table>
      <text:p text:style-name="P7"/>
      <text:p text:style-name="P7"><text:placeholder text:placeholder-type="text">&lt;/for&gt;</text:placeholder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21T22:44:03</meta:creation-date>
    <dc:date>2011-09-18T03:06:06</dc:date>
    <meta:editing-cycles>157</meta:editing-cycles>
    <meta:editing-duration>PT9H4M35S</meta:editing-duration>
    <meta:document-statistic meta:table-count="10" meta:image-count="0" meta:object-count="0" meta:page-count="2" meta:paragraph-count="51" meta:word-count="74" meta:character-count="799" meta:non-whitespace-character-count="774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